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automatic-styles>
    <style:style style:name="P1" style:family="paragraph" style:parent-style-name="Subtitle">
      <style:text-properties officeooo:rsid="002d9b69" officeooo:paragraph-rsid="002d9b69"/>
    </style:style>
    <style:style style:name="P2" style:family="paragraph" style:parent-style-name="Subtitle">
      <style:text-properties officeooo:rsid="003975ad" officeooo:paragraph-rsid="003975ad"/>
    </style:style>
    <style:style style:name="P3" style:family="paragraph" style:parent-style-name="Subtitle">
      <style:text-properties officeooo:rsid="0043db8b" officeooo:paragraph-rsid="0043db8b"/>
    </style:style>
    <style:style style:name="P4" style:family="paragraph" style:parent-style-name="Subtitle">
      <style:text-properties officeooo:rsid="00497596" officeooo:paragraph-rsid="00497596"/>
    </style:style>
    <style:style style:name="P5" style:family="paragraph" style:parent-style-name="Subtitle">
      <style:text-properties officeooo:rsid="005328a8" officeooo:paragraph-rsid="005328a8"/>
    </style:style>
    <style:style style:name="P6" style:family="paragraph" style:parent-style-name="Subtitle">
      <style:text-properties officeooo:rsid="005f5755" officeooo:paragraph-rsid="005f5755"/>
    </style:style>
    <style:style style:name="P7" style:family="paragraph" style:parent-style-name="Text_20_body">
      <style:paragraph-properties fo:text-align="justify" style:justify-single-word="false"/>
      <style:text-properties fo:font-size="14pt" officeooo:rsid="0007b089" officeooo:paragraph-rsid="0007b089" style:font-size-asian="12.25pt" style:font-size-complex="14pt"/>
    </style:style>
    <style:style style:name="P8" style:family="paragraph" style:parent-style-name="Text_20_body">
      <style:paragraph-properties fo:text-align="justify" style:justify-single-word="false"/>
      <style:text-properties fo:font-size="14pt" officeooo:rsid="002f8a71" officeooo:paragraph-rsid="002f8a71" style:font-size-asian="12.25pt" style:font-size-complex="14pt"/>
    </style:style>
    <style:style style:name="P9" style:family="paragraph" style:parent-style-name="Text_20_body">
      <style:paragraph-properties fo:text-align="justify" style:justify-single-word="false"/>
      <style:text-properties fo:font-size="14pt" officeooo:rsid="0031e851" officeooo:paragraph-rsid="0031e851" style:font-size-asian="12.25pt" style:font-size-complex="14pt"/>
    </style:style>
    <style:style style:name="P10" style:family="paragraph" style:parent-style-name="Text_20_body">
      <style:paragraph-properties fo:text-align="justify" style:justify-single-word="false"/>
      <style:text-properties fo:font-size="14pt" officeooo:rsid="00440e11" officeooo:paragraph-rsid="00440e11" style:font-size-asian="12.25pt" style:font-size-complex="14pt"/>
    </style:style>
    <style:style style:name="P11" style:family="paragraph" style:parent-style-name="Text_20_body">
      <style:paragraph-properties fo:text-align="justify" style:justify-single-word="false"/>
      <style:text-properties fo:font-size="14pt" officeooo:rsid="004b7685" officeooo:paragraph-rsid="004b7685" style:font-size-asian="12.25pt" style:font-size-complex="14pt"/>
    </style:style>
    <style:style style:name="P12" style:family="paragraph" style:parent-style-name="Text_20_body">
      <style:paragraph-properties fo:text-align="justify" style:justify-single-word="false"/>
      <style:text-properties fo:font-size="14pt" officeooo:rsid="00609998" officeooo:paragraph-rsid="00609998" style:font-size-asian="12.25pt" style:font-size-complex="14pt"/>
    </style:style>
    <style:style style:name="P13" style:family="paragraph" style:parent-style-name="Text_20_body">
      <style:paragraph-properties fo:text-align="justify" style:justify-single-word="false"/>
      <style:text-properties fo:font-size="14pt" officeooo:rsid="00638e91" officeooo:paragraph-rsid="00638e91" style:font-size-asian="12.25pt" style:font-size-complex="14pt"/>
    </style:style>
    <style:style style:name="P14" style:family="paragraph" style:parent-style-name="Text_20_body">
      <style:paragraph-properties fo:text-align="justify" style:justify-single-word="false"/>
      <style:text-properties fo:font-size="14pt" officeooo:rsid="006eae26" officeooo:paragraph-rsid="006eae26" style:font-size-asian="12.25pt" style:font-size-complex="14pt"/>
    </style:style>
    <style:style style:name="P15" style:family="paragraph" style:parent-style-name="Text_20_body" style:list-style-name="L2">
      <style:paragraph-properties fo:text-align="justify" style:justify-single-word="false"/>
      <style:text-properties fo:font-size="14pt" fo:font-style="italic" fo:font-weight="bold" officeooo:rsid="000ceaaf" officeooo:paragraph-rsid="0015110c" style:font-size-asian="12.25pt" style:font-style-asian="italic" style:font-weight-asian="bold" style:font-size-complex="14pt" style:font-style-complex="italic" style:font-weight-complex="bold"/>
    </style:style>
    <style:style style:name="P16" style:family="paragraph" style:parent-style-name="Text_20_body" style:list-style-name="L2">
      <style:paragraph-properties fo:text-align="justify" style:justify-single-word="false"/>
      <style:text-properties fo:font-size="14pt" fo:font-style="italic" fo:font-weight="bold" officeooo:rsid="001fcea8" officeooo:paragraph-rsid="001fcea8" style:font-size-asian="12.25pt" style:font-style-asian="italic" style:font-weight-asian="bold" style:font-size-complex="14pt" style:font-style-complex="italic" style:font-weight-complex="bold"/>
    </style:style>
    <style:style style:name="P17" style:family="paragraph" style:parent-style-name="Text_20_body" style:list-style-name="L2">
      <style:paragraph-properties fo:text-align="justify" style:justify-single-word="false"/>
      <style:text-properties fo:font-size="14pt" fo:font-style="italic" fo:font-weight="bold" officeooo:rsid="0025f466" officeooo:paragraph-rsid="0025f466" style:font-size-asian="12.25pt" style:font-style-asian="italic" style:font-weight-asian="bold" style:font-size-complex="14pt" style:font-style-complex="italic" style:font-weight-complex="bold"/>
    </style:style>
    <style:style style:name="P18" style:family="paragraph" style:parent-style-name="Text_20_body">
      <style:paragraph-properties fo:text-align="justify" style:justify-single-word="false"/>
      <style:text-properties fo:font-size="14pt" fo:font-style="italic" fo:font-weight="bold" officeooo:rsid="0025f466" officeooo:paragraph-rsid="0025f466" style:font-size-asian="12.25pt" style:font-style-asian="italic" style:font-weight-asian="bold" style:font-size-complex="14pt" style:font-style-complex="italic" style:font-weight-complex="bold"/>
    </style:style>
    <style:style style:name="P19" style:family="paragraph" style:parent-style-name="Text_20_body">
      <style:paragraph-properties fo:text-align="justify" style:justify-single-word="false"/>
      <style:text-properties fo:font-size="14pt" fo:font-style="normal" officeooo:rsid="0039efd5" officeooo:paragraph-rsid="0039efd5" style:font-size-asian="12.25pt" style:font-style-asian="normal" style:font-size-complex="14pt" style:font-style-complex="normal"/>
    </style:style>
    <style:style style:name="P20" style:family="paragraph" style:parent-style-name="Text_20_body">
      <style:paragraph-properties fo:text-align="justify" style:justify-single-word="false"/>
      <style:text-properties fo:font-size="14pt" fo:font-style="normal" officeooo:rsid="003cc808" officeooo:paragraph-rsid="003cc808" style:font-size-asian="12.25pt" style:font-style-asian="normal" style:font-size-complex="14pt" style:font-style-complex="normal"/>
    </style:style>
    <style:style style:name="P21" style:family="paragraph" style:parent-style-name="Text_20_body">
      <style:paragraph-properties fo:text-align="justify" style:justify-single-word="false"/>
      <style:text-properties fo:font-size="14pt" fo:font-style="normal" officeooo:rsid="0054e6e4" officeooo:paragraph-rsid="0054e6e4" style:font-size-asian="12.25pt" style:font-style-asian="normal" style:font-size-complex="14pt" style:font-style-complex="normal"/>
    </style:style>
    <style:style style:name="P22" style:family="paragraph" style:parent-style-name="Text_20_body">
      <style:paragraph-properties fo:text-align="justify" style:justify-single-word="false"/>
      <style:text-properties officeooo:paragraph-rsid="000ceaaf"/>
    </style:style>
    <style:style style:name="P23" style:family="paragraph" style:parent-style-name="Title">
      <style:text-properties officeooo:rsid="0002fa74" officeooo:paragraph-rsid="0002fa74"/>
    </style:style>
    <style:style style:name="T1" style:family="text">
      <style:text-properties officeooo:rsid="0004be84"/>
    </style:style>
    <style:style style:name="T2" style:family="text">
      <style:text-properties officeooo:rsid="0009369a"/>
    </style:style>
    <style:style style:name="T3" style:family="text">
      <style:text-properties fo:font-weight="bold" officeooo:rsid="0009369a" style:font-weight-asian="bold" style:font-weight-complex="bold"/>
    </style:style>
    <style:style style:name="T4" style:family="text">
      <style:text-properties fo:font-weight="bold" officeooo:rsid="003a5fab" style:font-weight-asian="bold" style:font-weight-complex="bold"/>
    </style:style>
    <style:style style:name="T5" style:family="text">
      <style:text-properties fo:font-weight="bold" officeooo:rsid="0060f604"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9369a" style:font-weight-asian="normal" style:font-weight-complex="normal"/>
    </style:style>
    <style:style style:name="T8" style:family="text">
      <style:text-properties fo:font-weight="normal" officeooo:rsid="000aff98" style:font-weight-asian="normal" style:font-weight-complex="normal"/>
    </style:style>
    <style:style style:name="T9" style:family="text">
      <style:text-properties fo:font-weight="normal" officeooo:rsid="00183448" style:font-weight-asian="normal" style:font-weight-complex="normal"/>
    </style:style>
    <style:style style:name="T10" style:family="text">
      <style:text-properties fo:font-weight="normal" officeooo:rsid="0060f604" style:font-weight-asian="normal" style:font-weight-complex="normal"/>
    </style:style>
    <style:style style:name="T11" style:family="text">
      <style:text-properties fo:font-weight="normal" officeooo:rsid="0064b3d1" style:font-weight-asian="normal" style:font-weight-complex="normal"/>
    </style:style>
    <style:style style:name="T12" style:family="text">
      <style:text-properties fo:font-weight="normal" officeooo:rsid="00651210" style:font-weight-asian="normal" style:font-weight-complex="normal"/>
    </style:style>
    <style:style style:name="T13" style:family="text">
      <style:text-properties fo:font-weight="normal" officeooo:rsid="0065ebde" style:font-weight-asian="normal" style:font-weight-complex="normal"/>
    </style:style>
    <style:style style:name="T14" style:family="text">
      <style:text-properties fo:font-weight="normal" officeooo:rsid="0066c3dc" style:font-weight-asian="normal" style:font-weight-complex="normal"/>
    </style:style>
    <style:style style:name="T15" style:family="text">
      <style:text-properties fo:font-weight="normal" officeooo:rsid="0067f71a" style:font-weight-asian="normal" style:font-weight-complex="normal"/>
    </style:style>
    <style:style style:name="T16" style:family="text">
      <style:text-properties fo:font-weight="normal" officeooo:rsid="006966f8" style:font-weight-asian="normal" style:font-weight-complex="normal"/>
    </style:style>
    <style:style style:name="T17" style:family="text">
      <style:text-properties fo:font-weight="normal" officeooo:rsid="006a8c90" style:font-weight-asian="normal" style:font-weight-complex="normal"/>
    </style:style>
    <style:style style:name="T18" style:family="text">
      <style:text-properties fo:font-weight="normal" officeooo:rsid="006c5cf0" style:font-weight-asian="normal" style:font-weight-complex="normal"/>
    </style:style>
    <style:style style:name="T19" style:family="text">
      <style:text-properties fo:font-weight="normal" officeooo:rsid="006fe107" style:font-weight-asian="normal" style:font-weight-complex="normal"/>
    </style:style>
    <style:style style:name="T20" style:family="text">
      <style:text-properties fo:font-weight="normal" officeooo:rsid="00706cf7" style:font-weight-asian="normal" style:font-weight-complex="normal"/>
    </style:style>
    <style:style style:name="T21" style:family="text">
      <style:text-properties fo:font-weight="normal" officeooo:rsid="0070e72a" style:font-weight-asian="normal" style:font-weight-complex="normal"/>
    </style:style>
    <style:style style:name="T22" style:family="text">
      <style:text-properties fo:font-weight="normal" officeooo:rsid="0071cbd7" style:font-weight-asian="normal" style:font-weight-complex="normal"/>
    </style:style>
    <style:style style:name="T23" style:family="text">
      <style:text-properties fo:font-size="14pt" fo:font-weight="normal" officeooo:rsid="000aff98" style:font-size-asian="12.25pt" style:font-weight-asian="normal" style:font-size-complex="14pt" style:font-weight-complex="normal"/>
    </style:style>
    <style:style style:name="T24" style:family="text">
      <style:text-properties fo:font-size="14pt" fo:font-weight="normal" officeooo:rsid="000ceaaf" style:font-size-asian="12.25pt" style:font-weight-asian="normal" style:font-size-complex="14pt" style:font-weight-complex="normal"/>
    </style:style>
    <style:style style:name="T25" style:family="text">
      <style:text-properties fo:font-size="14pt" fo:font-weight="normal" officeooo:rsid="000eae8c" style:font-size-asian="12.25pt" style:font-weight-asian="normal" style:font-size-complex="14pt" style:font-weight-complex="normal"/>
    </style:style>
    <style:style style:name="T26" style:family="text">
      <style:text-properties officeooo:rsid="000fa492"/>
    </style:style>
    <style:style style:name="T27" style:family="text">
      <style:text-properties fo:font-style="normal" style:font-style-asian="normal" style:font-style-complex="normal"/>
    </style:style>
    <style:style style:name="T28" style:family="text">
      <style:text-properties fo:font-style="normal" officeooo:rsid="0032bddc" style:font-style-asian="normal" style:font-style-complex="normal"/>
    </style:style>
    <style:style style:name="T29" style:family="text">
      <style:text-properties fo:font-style="normal" officeooo:rsid="00357958" style:font-style-asian="normal" style:font-style-complex="normal"/>
    </style:style>
    <style:style style:name="T30" style:family="text">
      <style:text-properties fo:font-style="normal" officeooo:rsid="0036ba4b" style:font-style-asian="normal" style:font-style-complex="normal"/>
    </style:style>
    <style:style style:name="T31" style:family="text">
      <style:text-properties fo:font-style="normal" officeooo:rsid="004438a5" style:font-style-asian="normal" style:font-style-complex="normal"/>
    </style:style>
    <style:style style:name="T32" style:family="text">
      <style:text-properties fo:font-style="normal" officeooo:rsid="0045aac6" style:font-style-asian="normal" style:font-style-complex="normal"/>
    </style:style>
    <style:style style:name="T33" style:family="text">
      <style:text-properties fo:font-style="normal" officeooo:rsid="0045d293" style:font-style-asian="normal" style:font-style-complex="normal"/>
    </style:style>
    <style:style style:name="T34" style:family="text">
      <style:text-properties fo:font-style="normal" officeooo:rsid="00470223" style:font-style-asian="normal" style:font-style-complex="normal"/>
    </style:style>
    <style:style style:name="T35" style:family="text">
      <style:text-properties fo:font-style="normal" officeooo:rsid="0048243e" style:font-style-asian="normal" style:font-style-complex="normal"/>
    </style:style>
    <style:style style:name="T36" style:family="text">
      <style:text-properties fo:font-style="normal" fo:font-weight="normal" officeooo:rsid="00106737" style:font-style-asian="normal" style:font-weight-asian="normal" style:font-style-complex="normal" style:font-weight-complex="normal"/>
    </style:style>
    <style:style style:name="T37" style:family="text">
      <style:text-properties fo:font-style="normal" fo:font-weight="normal" officeooo:rsid="0012141e" style:font-style-asian="normal" style:font-weight-asian="normal" style:font-style-complex="normal" style:font-weight-complex="normal"/>
    </style:style>
    <style:style style:name="T38" style:family="text">
      <style:text-properties fo:font-style="normal" fo:font-weight="normal" officeooo:rsid="00125093" style:font-style-asian="normal" style:font-weight-asian="normal" style:font-style-complex="normal" style:font-weight-complex="normal"/>
    </style:style>
    <style:style style:name="T39" style:family="text">
      <style:text-properties fo:font-style="normal" fo:font-weight="normal" officeooo:rsid="001447f8" style:font-style-asian="normal" style:font-weight-asian="normal" style:font-style-complex="normal" style:font-weight-complex="normal"/>
    </style:style>
    <style:style style:name="T40" style:family="text">
      <style:text-properties fo:font-style="normal" fo:font-weight="normal" officeooo:rsid="0015110c" style:font-style-asian="normal" style:font-weight-asian="normal" style:font-style-complex="normal" style:font-weight-complex="normal"/>
    </style:style>
    <style:style style:name="T41" style:family="text">
      <style:text-properties fo:font-style="normal" fo:font-weight="normal" officeooo:rsid="001656ad" style:font-style-asian="normal" style:font-weight-asian="normal" style:font-style-complex="normal" style:font-weight-complex="normal"/>
    </style:style>
    <style:style style:name="T42" style:family="text">
      <style:text-properties fo:font-style="normal" fo:font-weight="normal" officeooo:rsid="00183448" style:font-style-asian="normal" style:font-weight-asian="normal" style:font-style-complex="normal" style:font-weight-complex="normal"/>
    </style:style>
    <style:style style:name="T43" style:family="text">
      <style:text-properties fo:font-style="normal" fo:font-weight="normal" officeooo:rsid="0019ea0d" style:font-style-asian="normal" style:font-weight-asian="normal" style:font-style-complex="normal" style:font-weight-complex="normal"/>
    </style:style>
    <style:style style:name="T44" style:family="text">
      <style:text-properties fo:font-style="normal" fo:font-weight="normal" officeooo:rsid="001a5f5d" style:font-style-asian="normal" style:font-weight-asian="normal" style:font-style-complex="normal" style:font-weight-complex="normal"/>
    </style:style>
    <style:style style:name="T45" style:family="text">
      <style:text-properties fo:font-style="normal" fo:font-weight="normal" officeooo:rsid="001ae0c0" style:font-style-asian="normal" style:font-weight-asian="normal" style:font-style-complex="normal" style:font-weight-complex="normal"/>
    </style:style>
    <style:style style:name="T46" style:family="text">
      <style:text-properties fo:font-style="normal" fo:font-weight="normal" officeooo:rsid="001bd0c3" style:font-style-asian="normal" style:font-weight-asian="normal" style:font-style-complex="normal" style:font-weight-complex="normal"/>
    </style:style>
    <style:style style:name="T47" style:family="text">
      <style:text-properties fo:font-style="normal" fo:font-weight="normal" officeooo:rsid="001d1fd5" style:font-style-asian="normal" style:font-weight-asian="normal" style:font-style-complex="normal" style:font-weight-complex="normal"/>
    </style:style>
    <style:style style:name="T48" style:family="text">
      <style:text-properties fo:font-style="normal" fo:font-weight="normal" officeooo:rsid="001ec8e3" style:font-style-asian="normal" style:font-weight-asian="normal" style:font-style-complex="normal" style:font-weight-complex="normal"/>
    </style:style>
    <style:style style:name="T49" style:family="text">
      <style:text-properties fo:font-style="normal" fo:font-weight="normal" officeooo:rsid="002087de" style:font-style-asian="normal" style:font-weight-asian="normal" style:font-style-complex="normal" style:font-weight-complex="normal"/>
    </style:style>
    <style:style style:name="T50" style:family="text">
      <style:text-properties fo:font-style="normal" fo:font-weight="normal" officeooo:rsid="0024e1ed" style:font-style-asian="normal" style:font-weight-asian="normal" style:font-style-complex="normal" style:font-weight-complex="normal"/>
    </style:style>
    <style:style style:name="T51" style:family="text">
      <style:text-properties fo:font-style="normal" fo:font-weight="normal" officeooo:rsid="0024f466" style:font-style-asian="normal" style:font-weight-asian="normal" style:font-style-complex="normal" style:font-weight-complex="normal"/>
    </style:style>
    <style:style style:name="T52" style:family="text">
      <style:text-properties fo:font-style="normal" fo:font-weight="normal" officeooo:rsid="00266de9" style:font-style-asian="normal" style:font-weight-asian="normal" style:font-style-complex="normal" style:font-weight-complex="normal"/>
    </style:style>
    <style:style style:name="T53" style:family="text">
      <style:text-properties fo:font-style="normal" fo:font-weight="normal" officeooo:rsid="0027e11a" style:font-style-asian="normal" style:font-weight-asian="normal" style:font-style-complex="normal" style:font-weight-complex="normal"/>
    </style:style>
    <style:style style:name="T54" style:family="text">
      <style:text-properties fo:font-style="normal" fo:font-weight="normal" officeooo:rsid="002922bc" style:font-style-asian="normal" style:font-weight-asian="normal" style:font-style-complex="normal" style:font-weight-complex="normal"/>
    </style:style>
    <style:style style:name="T55" style:family="text">
      <style:text-properties fo:font-style="normal" fo:font-weight="normal" officeooo:rsid="00294ec2" style:font-style-asian="normal" style:font-weight-asian="normal" style:font-style-complex="normal" style:font-weight-complex="normal"/>
    </style:style>
    <style:style style:name="T56" style:family="text">
      <style:text-properties fo:font-style="normal" fo:font-weight="normal" officeooo:rsid="002b0a51" style:font-style-asian="normal" style:font-weight-asian="normal" style:font-style-complex="normal" style:font-weight-complex="normal"/>
    </style:style>
    <style:style style:name="T57" style:family="text">
      <style:text-properties officeooo:rsid="00114acf"/>
    </style:style>
    <style:style style:name="T58" style:family="text">
      <style:text-properties fo:font-style="italic" style:font-style-asian="italic" style:font-style-complex="italic"/>
    </style:style>
    <style:style style:name="T59" style:family="text">
      <style:text-properties fo:font-style="italic" officeooo:rsid="004438a5" style:font-style-asian="italic" style:font-style-complex="italic"/>
    </style:style>
    <style:style style:name="T60" style:family="text">
      <style:text-properties fo:font-style="italic" officeooo:rsid="0058ecfe" style:font-style-asian="italic" style:font-style-complex="italic"/>
    </style:style>
    <style:style style:name="T61" style:family="text">
      <style:text-properties fo:font-style="italic" officeooo:rsid="005a060e" style:font-style-asian="italic" style:font-style-complex="italic"/>
    </style:style>
    <style:style style:name="T62" style:family="text">
      <style:text-properties fo:font-style="italic" officeooo:rsid="005c30ce" style:font-style-asian="italic" style:font-style-complex="italic"/>
    </style:style>
    <style:style style:name="T63" style:family="text">
      <style:text-properties fo:font-style="italic" officeooo:rsid="005f065b" style:font-style-asian="italic" style:font-style-complex="italic"/>
    </style:style>
    <style:style style:name="T64" style:family="text">
      <style:text-properties fo:font-style="italic" fo:font-weight="normal" officeooo:rsid="0071cbd7" style:font-style-asian="italic" style:font-weight-asian="normal" style:font-style-complex="italic" style:font-weight-complex="normal"/>
    </style:style>
    <style:style style:name="T65" style:family="text">
      <style:text-properties officeooo:rsid="00316a09"/>
    </style:style>
    <style:style style:name="T66" style:family="text">
      <style:text-properties officeooo:rsid="003a5fab"/>
    </style:style>
    <style:style style:name="T67" style:family="text">
      <style:text-properties officeooo:rsid="003e1424"/>
    </style:style>
    <style:style style:name="T68" style:family="text">
      <style:text-properties officeooo:rsid="004d1ef7"/>
    </style:style>
    <style:style style:name="T69" style:family="text">
      <style:text-properties officeooo:rsid="0055d8fe"/>
    </style:style>
    <style:style style:name="T70" style:family="text">
      <style:text-properties officeooo:rsid="005a060e"/>
    </style:style>
    <style:style style:name="T71" style:family="text">
      <style:text-properties officeooo:rsid="005f065b"/>
    </style:style>
    <style:style style:name="T72" style:family="text">
      <style:text-properties officeooo:rsid="0060f6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Le </text:span>Georgiche</text:p>
      <text:p text:style-name="P7">Questo poema didascalico è suddiviso in quattro libri; il titolo deriva da γεωργός, <text:span text:style-name="T2">ovvero “contadino”, e dal suo aggettivo origina. Difatti il poema, diviso in due </text:span><text:span text:style-name="T3">diadi</text:span><text:span text:style-name="T7">, </text:span><text:span text:style-name="T8">tratta della coltivazione dei cereali e degli alberi da frutto e dell’allevamento del bestiame e delle api.</text:span></text:p>
      <text:p text:style-name="P22"><text:span text:style-name="T23">D</text:span><text:span text:style-name="T24">ue ampi proemi iniziano le diadi, che precedono sequenze precettistiche che si alternano con altre narrative o descrittive. Nelle sequenze finali abbiamo </text:span><text:span text:style-name="T25">dei toni più cupi che invece si alternato a quadri rasserenanti, in una struttura volutamente chiaroscurale.</text:span></text:p>
      <text:list xml:id="list837370909" text:style-name="L2">
        <text:list-item>
          <text:p text:style-name="P15"><text:span text:style-name="T26">La coltivazione dei campi: </text:span><text:span text:style-name="T36">si apre con un’illustrazione del contenuto dell’opera e la dedica a Mecenate, seguita dall’invocazione delle divinità protettrici dei campi e dall’elogio ad Ottaviano Augusto, del quale si prefigura la divinizzazione.</text:span><text:span text:style-name="T39"> Si trattano poi i temi dell’aratura dei campi – con una digressione sull’origine del labor –, delle colture adatte alle varie stagioni e dell’osservazione </text:span><text:span text:style-name="T40">degli astri per le previsioni meteorologiche. Il libro si conclude co</text:span><text:span text:style-name="T41">i funesti prodigi seguiti dall’assassinio di Cesare e con l’esecrazione delle guerre civili, cui solo Ottaviano può porre fine.</text:span></text:p>
        </text:list-item>
        <text:list-item>
          <text:p text:style-name="P15"><text:span text:style-name="T57">La coltura degli alberi: </text:span><text:span text:style-name="T37">dopo una breve invocazione a Bacco vengono illustrate le tecniche di innesto degli alberi e delle piante che attecchiscono in terra esotica; un </text:span><text:span text:style-name="T38">excursus si occupa delle lodi d’Italia, </text:span><text:span text:style-name="T42">una </text:span><text:span text:style-name="T9">Saturnia tellus, </text:span><text:span text:style-name="T43">descritta in modo idealizzato; </text:span><text:span text:style-name="T44">si parla poi di </text:span><text:span text:style-name="T45">olivo- e viti</text:span><text:span text:style-name="T44">c</text:span><text:span text:style-name="T46">o</text:span><text:span text:style-name="T44">ltura. </text:span><text:span text:style-name="T47">Il libro si chiude </text:span><text:span text:style-name="T48">con l’esaltazione della vita campestre, la cui purezza è opposta all’esistenza malsana che si conduce in città.</text:span></text:p>
        </text:list-item>
        <text:list-item>
          <text:p text:style-name="P16">L’allevamento del bestiame: <text:span text:style-name="T49">un ampio proemio spiega la voglia dell’autore di erigere un tempio dedicato a Ottaviano a Mantova, chiaro riferimento al fine encomiastico del poema sulle gesta del princeps. </text:span><text:span text:style-name="T50">Si parla poi di cavalli e buoi – con un excursus dedicato all’irresistibile impulso sessuale che li spinge ad accoppiarsi – e di quello di capre e pecore, con un’altra digressione sui popoli pastori, come gli Africani e gli Sciti. </text:span><text:span text:style-name="T51">Si passa alle malattie del bestiame, e il libro si chiude col cupo quadro della pestilenza di Nòrico (circa l’attuale Austria).</text:span></text:p>
        </text:list-item>
        <text:list-item>
          <text:p text:style-name="P17">L’apicoltura: <text:span text:style-name="T52">una breve apostrofe a Mecenate precede la descrizione del mondo delle api, </text:span><text:span text:style-name="T53">popolato da razze diverse e spesso in guerra tra loro, e basato su una precisa divisione dei compiti. Un cenno all’orticoltura introduce un excursus sul rigoglioso giardino sorto a Taranto grazie al lavoro di un vecchio </text:span><text:soft-page-break/><text:span text:style-name="T53">contadin</text:span><text:span text:style-name="T54">o </text:span><text:span text:style-name="T53">originario di </text:span><text:span text:style-name="T55">C</text:span><text:span text:style-name="T54">orico, </text:span><text:span text:style-name="T56">in Sicilia. La fine fa spazio al doppio mito di Aristeo e di Orfeo, introdotto con lo scopo di illustrare la bugonia, ossia la nascita spontanea di sciami di api dalle carcasse animali.</text:span></text:p>
        </text:list-item>
      </text:list>
      <text:p text:style-name="P18"><text:span text:style-name="T56"/></text:p>
      <text:p text:style-name="P1">Un poema augusteo</text:p>
      <text:p text:style-name="P8">Virgilio vuole assecondare la campagna di rilancio della piccola e media proprietà terriera di Augusto, <text:span text:style-name="T65">che voleva anche ricreare una classe contadina, precedentemente spopolata a causa delle numerose guerre.</text:span></text:p>
      <text:p text:style-name="P9">In una visione più profonda, il “ritorno alla terra” simboleggia il recupero delle radici contadine dei Romani, insieme ai valori antichi del <text:span text:style-name="T58">mos maiorum</text:span><text:span text:style-name="T27">, </text:span><text:span text:style-name="T28">di cui il contadino costituiva una sorta di ideale: la semplicità, l’umiltà, l’operosità e le devozioni religiosa e patriottica. </text:span><text:span text:style-name="T29">L’autore stesso riconosce questo legame, aiutato dall’amore già provato nei confronti della vita dei campi: </text:span><text:span text:style-name="T30">la terra è la madre di tutti gli esseri viventi.</text:span></text:p>
      <text:p text:style-name="P2">Dall’<text:span text:style-name="T58">otium</text:span> bucolico al <text:span text:style-name="T58">labor improbus</text:span></text:p>
      <text:p text:style-name="P19">Dal disimpegno delle Bucoliche Virgilio salta ad un poema molto più ambizioso dai punti di vista stilistico e ideologico. <text:span text:style-name="T66">Dall’idillio in cui vivevano gli oziosi pastori bucolici si passa ad un mondo reale, dettato dalle </text:span><text:span text:style-name="T4">fatiche</text:span><text:span text:style-name="T66"> del contadino e dal suo lavoro ostinato, voluto da Giove per stimolare l’ingegno umano. </text:span></text:p>
      <text:p text:style-name="P20">Il contadino vive sì in modo semplice e sereno, diversamente dai cittadini, <text:span text:style-name="T67">ma è soggetto all’imprevedibilità delle condizioni meteorologiche e delle malattie che affliggono piante e animali. L’illusione epicurea, che era ancora presente nel poema precedente, viene sostituita dal combattimento della lotta quotidiana per la sopravvivenza, che diviene ora metro di civiltà: l’età dell’oro è ormai terminata.</text:span></text:p>
      <text:p text:style-name="P3">Il rapporto coi modelli</text:p>
      <text:p text:style-name="P10">Virgilio compone un poema didascalico, che nasce con Esiodo (<text:span text:style-name="T58">Le opere e i giorni</text:span><text:span text:style-name="T27">), </text:span><text:span text:style-name="T31">passa per gli ellenistici e giunge a Roma con Lucrezio (</text:span><text:span text:style-name="T59">De rerum natura</text:span><text:span text:style-name="T31">); </text:span><text:span text:style-name="T32">inoltre Catone e Varrone scrissero due trattati agricoli, da cui Virgilio trasse spunto a livello di contenutistica. </text:span><text:span text:style-name="T33">Tuttavia l’autore vuole non tanto proporsi come scrittore di un manuale di agronomia, quanto più </text:span><text:span text:style-name="T34">riprendere la raffinatezza dei poeti alessandrini e mescolarla alla profondità ideologica che Esiodo </text:span><text:span text:style-name="T35">aveva proposto </text:span><text:span text:style-name="T34">ai suoi tempi.</text:span></text:p>
      <text:p text:style-name="P10"><text:span text:style-name="T34"/></text:p>
      <text:p text:style-name="P10"><text:span text:style-name="T34"/></text:p>
      <text:p text:style-name="P10"><text:span text:style-name="T34"/></text:p>
      <text:p text:style-name="Standard"/>
      <text:p text:style-name="P4"><text:soft-page-break/>Virgilio e Lucrezio</text:p>
      <text:p text:style-name="P11">Virgilio è vicino a Lucrezio nel voler proporre un modello etico ed esistenziale e nell’aspirare ad uno stile sublime, nonché nel trattare la materia naturale. <text:span text:style-name="T68">Esprime verso di lui il suo debito in modo implicito, nell’elogio finale del secondo libro, in cui però tiene anche a sottolineare la sua intenzione più modesta di indicare una vita che si adegui alla natura. Da Lucrezio riprende la visione di una natura che sa essere madre generosa o avara matrigna, capace ora di compensare con i suoi frutti le fatiche del contadino, ora di frustrarne le attese con violenza meteorologica o con lo scoppio di improvvise epidemie.</text:span></text:p>
      <text:p text:style-name="P5">Le api, <text:span text:style-name="T58">parvi Quirites</text:span></text:p>
      <text:p text:style-name="P21">Andando avanti col poema, l’intervento dell’uomo si riduce fino a diventare quasi assente nel libro IV, dove le piccole api <text:span text:style-name="T69">sono in grado di realizzare l’ideale georgico propagandato nel poema: il microcosmo delle api con a capo il </text:span><text:span text:style-name="T60">rex </text:span><text:span text:style-name="T70">rappresenta una metafora della </text:span><text:span text:style-name="T61">civitas </text:span><text:span text:style-name="T70">umana tutta incentrata sulla figura del </text:span><text:span text:style-name="T62">princeps. </text:span><text:span text:style-name="T71">Quello che Ottaviano mirava a creare con le nuove generazioni è dunque rappresentato da queste api, chiamate </text:span><text:span text:style-name="T63">parvi Quirites</text:span><text:span text:style-name="T71">, per l’appunto, che sono viste come simbolo di instancabile lavoro e di sottomissione dell’interesse individuale a favore di quello collettivo.</text:span></text:p>
      <text:p text:style-name="P6">La conclusione del poema</text:p>
      <text:p text:style-name="P12">Il poema si chiude con un vasto e complesso racconto mitologico che avrebbe rimpiazzato il finale originario costituito da un elogio – oggi perduto – del poeta elegiaco Cornelio Gallo, già cantato nell’ecloga X del poema precedente. <text:span text:style-name="T72">Ma in assenza di prove certe, diciamo che Virgilio volle esplicare la </text:span><text:span text:style-name="T5">bugonìa</text:span><text:span text:style-name="T10"> attraverso un mito eziologico.</text:span></text:p>
      <text:p text:style-name="P13"><text:span text:style-name="T10">V</text:span><text:span text:style-name="T6">irgilio narra del pastore Aristeo che, colpito da una morìa di api, </text:span><text:span text:style-name="T11">chiede ausilio al dio marino Pròteo, </text:span><text:span text:style-name="T12">il quale gli rivela che ciò non è altro che una punizione divina dovuta al fatto che lui uccise involontariamente la moglie del cantore Orfeo, Euridice. </text:span><text:span text:style-name="T13">A questo punto l’autore inserisce un altro mito, proprio quello di Orfeo che, perduta l’amata, scende negli Inferi per riprendere l’anima della sua amata grazie alle sue doti canore ma che, persa una seconda volta, si abbandona alla disperazione e viene infine ucciso da delle Baccanti. </text:span><text:span text:style-name="T14">Dopo che Pròteo </text:span><text:span text:style-name="T15">ha terminato il racconto, Aristeo compie dei sacrifici espiatori su suggerimento della madre, la ninfa Cirene, </text:span><text:span text:style-name="T16">immolando quattro buoi e quattro giovenche, </text:span><text:span text:style-name="T17">dalle quali carcasse nacquero </text:span><text:span text:style-name="T18">nuovi sciami di api.</text:span></text:p>
      <text:p text:style-name="P14"><text:span text:style-name="T18">V</text:span><text:span text:style-name="T6">irgilio, </text:span><text:span text:style-name="T19">col doppio mito, vuole proporre una doppia chiave di lettura </text:span><text:span text:style-name="T20">complessiva del poema: </text:span><text:span text:style-name="T21">Aristeo rappresenta l’importanza dell’operosità e dell’ossequio agli dei </text:span><text:soft-page-break/><text:span text:style-name="T22">(</text:span><text:span text:style-name="T64">agricola</text:span><text:span text:style-name="T22">)</text:span><text:span text:style-name="T21">, </text:span><text:span text:style-name="T22">mentre Orfeo è incapace di fronteggiare le difficoltà esistenziali per via del suo individualismo (</text:span><text:span text:style-name="T64">furor</text:span><text:span text:style-name="T2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K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K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1-12T14:44:22.390189662</meta:creation-date>
    <dc:date>2020-11-13T13:55:14.438852641</dc:date>
    <meta:editing-duration>PT2H35M18S</meta:editing-duration>
    <meta:editing-cycles>98</meta:editing-cycles>
    <meta:generator>LibreOffice/6.3.5.2$Linux_X86_64 LibreOffice_project/30$Build-2</meta:generator>
    <meta:document-statistic meta:table-count="0" meta:image-count="0" meta:object-count="0" meta:page-count="4" meta:paragraph-count="23" meta:word-count="1128" meta:character-count="7300" meta:non-whitespace-character-count="6193"/>
  </office:meta>
</office:document-meta>
</file>